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fo:text-shadow="none" fo:font-weight="bold" officeooo:paragraph-rsid="0015a0b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5a0bb"/>
    </style:style>
    <style:style style:name="P3" style:family="paragraph" style:parent-style-name="Standard">
      <style:text-properties officeooo:paragraph-rsid="0015a0bb"/>
    </style:style>
    <style:style style:name="P4" style:family="paragraph" style:parent-style-name="Standard">
      <style:paragraph-properties fo:text-align="center" style:justify-single-word="false"/>
      <style:text-properties fo:font-size="20pt" fo:text-shadow="1pt 1pt" style:text-underline-style="solid" style:text-underline-width="auto" style:text-underline-color="font-color" fo:font-weight="bold" officeooo:rsid="001578a1" officeooo:paragraph-rsid="001578a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outline="false" fo:font-size="12pt" fo:text-shadow="none" style:text-underline-style="none" fo:font-weight="bold" officeooo:rsid="001578a1" officeooo:paragraph-rsid="0015a0b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outline="false" fo:font-size="12pt" fo:text-shadow="none" style:text-underline-style="none" fo:font-weight="normal" officeooo:rsid="001a8396" officeooo:paragraph-rsid="001a839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outline="false" fo:font-size="12pt" fo:text-shadow="none" style:text-underline-style="solid" style:text-underline-width="auto" style:text-underline-color="font-color" fo:font-weight="normal" officeooo:rsid="000fffad" officeooo:paragraph-rsid="0019eaf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outline="false" fo:font-size="14pt" fo:font-style="italic" fo:text-shadow="none" style:text-underline-style="solid" style:text-underline-width="auto" style:text-underline-color="font-color" fo:font-weight="bold" officeooo:rsid="001a8396" officeooo:paragraph-rsid="003651f5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paragraph-rsid="0015a0bb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officeooo:rsid="002ac71a" officeooo:paragraph-rsid="002ac71a"/>
    </style:style>
    <style:style style:name="P11" style:family="paragraph" style:parent-style-name="Standard">
      <style:text-properties officeooo:rsid="002ac71a" officeooo:paragraph-rsid="002b8f7a"/>
    </style:style>
    <style:style style:name="P12" style:family="paragraph" style:parent-style-name="Standard">
      <style:text-properties officeooo:paragraph-rsid="0018c672"/>
    </style:style>
    <style:style style:name="P13" style:family="paragraph" style:parent-style-name="Standard">
      <style:text-properties fo:font-weight="bold" officeooo:paragraph-rsid="0015a0bb" style:font-weight-asian="bold" style:font-weight-complex="bold"/>
    </style:style>
    <style:style style:name="P14" style:family="paragraph" style:parent-style-name="Standard">
      <style:text-properties officeooo:rsid="001a8396" officeooo:paragraph-rsid="001a8396"/>
    </style:style>
    <style:style style:name="P15" style:family="paragraph" style:parent-style-name="Standard" style:list-style-name="WWNum1">
      <style:text-properties officeooo:paragraph-rsid="001eb341"/>
    </style:style>
    <style:style style:name="P16" style:family="paragraph" style:parent-style-name="Standard" style:list-style-name="WWNum1">
      <style:text-properties officeooo:paragraph-rsid="002aa0b5"/>
    </style:style>
    <style:style style:name="P17" style:family="paragraph" style:parent-style-name="Standard" style:list-style-name="WWNum2">
      <style:text-properties officeooo:paragraph-rsid="00265230"/>
    </style:style>
    <style:style style:name="P18" style:family="paragraph" style:parent-style-name="Standard" style:list-style-name="WWNum2">
      <style:text-properties officeooo:paragraph-rsid="0030b4cd"/>
    </style:style>
    <style:style style:name="P19" style:family="paragraph" style:parent-style-name="Standard" style:list-style-name="WWNum2">
      <style:text-properties officeooo:paragraph-rsid="00265de8"/>
    </style:style>
    <style:style style:name="P20" style:family="paragraph" style:parent-style-name="Standard">
      <style:text-properties style:text-underline-style="solid" style:text-underline-width="auto" style:text-underline-color="font-color" officeooo:rsid="00023235" officeooo:paragraph-rsid="0015a0bb"/>
    </style:style>
    <style:style style:name="P21" style:family="paragraph" style:parent-style-name="Standard" style:list-style-name="WWNum3">
      <style:text-properties officeooo:paragraph-rsid="003558ff"/>
    </style:style>
    <style:style style:name="P22" style:family="paragraph" style:parent-style-name="Standard" style:list-style-name="WWNum3">
      <style:text-properties officeooo:paragraph-rsid="0015a0bb"/>
    </style:style>
    <style:style style:name="P23" style:family="paragraph" style:parent-style-name="Standard" style:list-style-name="WWNum3">
      <style:text-properties officeooo:paragraph-rsid="002aa0b5"/>
    </style:style>
    <style:style style:name="T1" style:family="text">
      <style:text-properties officeooo:rsid="00159ed6"/>
    </style:style>
    <style:style style:name="T2" style:family="text">
      <style:text-properties officeooo:rsid="0019eaf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231e"/>
    </style:style>
    <style:style style:name="T5" style:family="text">
      <style:text-properties style:text-underline-style="none" fo:font-weight="normal" officeooo:rsid="001043ec" style:font-weight-asian="normal" style:font-weight-complex="normal"/>
    </style:style>
    <style:style style:name="T6" style:family="text">
      <style:text-properties style:text-underline-style="none" fo:font-weight="normal" officeooo:rsid="001e62d0" style:font-weight-asian="normal" style:font-weight-complex="normal"/>
    </style:style>
    <style:style style:name="T7" style:family="text">
      <style:text-properties style:text-underline-style="none" fo:font-weight="normal" officeooo:rsid="00112167" style:font-weight-asian="normal" style:font-weight-complex="normal"/>
    </style:style>
    <style:style style:name="T8" style:family="text">
      <style:text-properties style:text-underline-style="none" fo:font-weight="normal" officeooo:rsid="001eb341" style:font-weight-asian="normal" style:font-weight-complex="normal"/>
    </style:style>
    <style:style style:name="T9" style:family="text">
      <style:text-properties style:text-underline-style="none" fo:font-weight="normal" officeooo:rsid="000e31ca" style:font-weight-asian="normal" style:font-weight-complex="normal"/>
    </style:style>
    <style:style style:name="T10" style:family="text">
      <style:text-properties style:text-underline-style="none" fo:font-weight="normal" officeooo:rsid="000ed8df" style:font-weight-asian="normal" style:font-weight-complex="normal"/>
    </style:style>
    <style:style style:name="T11" style:family="text">
      <style:text-properties style:text-underline-style="none" fo:font-weight="normal" officeooo:rsid="000e4919" style:font-weight-asian="normal" style:font-weight-complex="normal"/>
    </style:style>
    <style:style style:name="T12" style:family="text">
      <style:text-properties style:text-underline-style="none" fo:font-weight="normal" officeooo:rsid="001de1ca" style:font-weight-asian="normal" style:font-weight-complex="normal"/>
    </style:style>
    <style:style style:name="T13" style:family="text">
      <style:text-properties style:text-underline-style="none" fo:font-weight="normal" officeooo:rsid="002045db" style:font-weight-asian="normal" style:font-weight-complex="normal"/>
    </style:style>
    <style:style style:name="T14" style:family="text">
      <style:text-properties style:text-underline-style="none" fo:font-weight="normal" officeooo:rsid="00206e1d" style:font-weight-asian="normal" style:font-weight-complex="normal"/>
    </style:style>
    <style:style style:name="T15" style:family="text">
      <style:text-properties style:text-underline-style="none" fo:font-weight="normal" officeooo:rsid="00215be4" style:font-weight-asian="normal" style:font-weight-complex="normal"/>
    </style:style>
    <style:style style:name="T16" style:family="text">
      <style:text-properties style:text-underline-style="none" fo:font-weight="normal" officeooo:rsid="0022d64a" style:font-weight-asian="normal" style:font-weight-complex="normal"/>
    </style:style>
    <style:style style:name="T17" style:family="text">
      <style:text-properties style:text-underline-style="none" fo:font-weight="normal" officeooo:rsid="0024687f" style:font-weight-asian="normal" style:font-weight-complex="normal"/>
    </style:style>
    <style:style style:name="T18" style:family="text">
      <style:text-properties style:text-underline-style="none" fo:font-weight="normal" officeooo:rsid="00138869" style:font-weight-asian="normal" style:font-weight-complex="normal"/>
    </style:style>
    <style:style style:name="T19" style:family="text">
      <style:text-properties style:text-underline-style="none" fo:font-weight="normal" officeooo:rsid="0022e661" style:font-weight-asian="normal" style:font-weight-complex="normal"/>
    </style:style>
    <style:style style:name="T20" style:family="text">
      <style:text-properties style:text-underline-style="none" fo:font-weight="normal" officeooo:rsid="002139e5" style:font-weight-asian="normal" style:font-weight-complex="normal"/>
    </style:style>
    <style:style style:name="T21" style:family="text">
      <style:text-properties style:text-underline-style="none" fo:font-weight="normal" officeooo:rsid="0017d195" style:font-weight-asian="normal" style:font-weight-complex="normal"/>
    </style:style>
    <style:style style:name="T22" style:family="text">
      <style:text-properties style:text-underline-style="none" fo:font-weight="normal" officeooo:rsid="0021b55e" style:font-weight-asian="normal" style:font-weight-complex="normal"/>
    </style:style>
    <style:style style:name="T23" style:family="text">
      <style:text-properties style:text-underline-style="none" fo:font-weight="normal" officeooo:rsid="00281ef6" style:font-weight-asian="normal" style:font-weight-complex="normal"/>
    </style:style>
    <style:style style:name="T24" style:family="text">
      <style:text-properties style:text-underline-style="none" fo:font-weight="normal" officeooo:rsid="002a175b" style:font-weight-asian="normal" style:font-weight-complex="normal"/>
    </style:style>
    <style:style style:name="T25" style:family="text">
      <style:text-properties style:text-underline-style="none" fo:font-weight="normal" officeooo:rsid="002aa0b5" style:font-weight-asian="normal" style:font-weight-complex="normal"/>
    </style:style>
    <style:style style:name="T26" style:family="text">
      <style:text-properties style:text-underline-style="none" fo:font-weight="normal" officeooo:rsid="0018c672" style:font-weight-asian="normal" style:font-weight-complex="normal"/>
    </style:style>
    <style:style style:name="T27" style:family="text">
      <style:text-properties style:text-underline-style="none" officeooo:rsid="00265230"/>
    </style:style>
    <style:style style:name="T28" style:family="text">
      <style:text-properties style:text-underline-style="none" officeooo:rsid="00281ef6"/>
    </style:style>
    <style:style style:name="T29" style:family="text">
      <style:text-properties style:text-underline-style="none" officeooo:rsid="00302500"/>
    </style:style>
    <style:style style:name="T30" style:family="text">
      <style:text-properties officeooo:rsid="001eb341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65230"/>
    </style:style>
    <style:style style:name="T33" style:family="text">
      <style:text-properties officeooo:rsid="002b8f7a"/>
    </style:style>
    <style:style style:name="T34" style:family="text">
      <style:text-properties officeooo:rsid="0030b4cd"/>
    </style:style>
    <style:style style:name="T35" style:family="text">
      <style:text-properties officeooo:rsid="003423d0"/>
    </style:style>
    <style:style style:name="T36" style:family="text">
      <style:text-properties officeooo:rsid="003558ff"/>
    </style:style>
    <style:style style:name="T37" style:family="text">
      <style:text-properties officeooo:rsid="003651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<text:span text:style-name="T1">roject</text:span> P<text:span text:style-name="T1">lan</text:span></text:p>
      <text:p text:style-name="P9"/>
      <text:p text:style-name="P9">Assigment 1</text:p>
      <text:p text:style-name="P3"/>
      <text:p text:style-name="P1">Task 1: Personal Planning</text:p>
      <text:p text:style-name="P3"/>
      <text:p text:style-name="P2">Substask A: Books</text:p>
      <text:p text:style-name="P3"/>
      <text:list xml:id="list5706261167396279666" text:style-name="WWNum1">
        <text:list-item>
          <text:p text:style-name="P15"><text:span text:style-name="T31">Plan: </text:span><text:span text:style-name="T9">Read carefully </text:span><text:span text:style-name="T10">all </text:span><text:span text:style-name="T9">the instructions and make a quickly review of the provided code. </text:span><text:span text:style-name="T11">Install Virtual Box and Vagrant on my computer </text:span><text:span text:style-name="T10">and </text:span><text:span text:style-name="T12">run</text:span><text:span text:style-name="T10"> the provided structure </text:span><text:span text:style-name="T15">to check how it works</text:span><text:span text:style-name="T10">. </text:span><text:span text:style-name="T14">Then I plan to understand the problem stated in this </text:span><text:span text:style-name="T23">S</text:span><text:span text:style-name="T14">ubtask, coming up with a solution and implement </text:span><text:span text:style-name="T15">it</text:span><text:span text:style-name="T14">. </text:span><text:span text:style-name="T16">Start this Project Plan and Time Log in order to help myself with the organization.</text:span></text:p>
        </text:list-item>
        <text:list-item>
          <text:p text:style-name="P16"><text:span text:style-name="T31">Implement:</text:span> <text:span text:style-name="T5">I created a book </text:span><text:span text:style-name="T6">class</text:span><text:span text:style-name="T5"> </text:span><text:span text:style-name="T7">with </text:span><text:span text:style-name="T6">fields, constructor, </text:span><text:span text:style-name="T17">getters, setters</text:span><text:span text:style-name="T7"> and </text:span><text:span text:style-name="T17">other</text:span><text:span text:style-name="T7"> methods, </text:span><text:span text:style-name="T17">like a method to print</text:span><text:span text:style-name="T7">.</text:span><text:span text:style-name="T5"> I created 5 books </text:span><text:span text:style-name="T7">in GetBooksResource.java </text:span><text:span text:style-name="T5">based on real information. </text:span><text:span text:style-name="T25">I modified GetBooksResource.java, for each book I called the method BookInfo() that print all the information about a book.</text:span><text:span text:style-name="T5"> </text:span><text:span text:style-name="T17">I was able to see the output on the console.</text:span></text:p>
        </text:list-item>
        <text:list-item>
          <text:p text:style-name="P15"><text:span text:style-name="T31">Reflect:</text:span> <text:span text:style-name="T30">I spent quite a while learning about vagrant, actually I spent more time than I expected. I've also</text:span> <text:span text:style-name="T7">spen</text:span><text:span text:style-name="T8">t</text:span><text:span text:style-name="T7"> a lot of time looking for real information </text:span><text:span text:style-name="T8">about books</text:span><text:span text:style-name="T7">, maybe that was not a good idea, </text:span><text:span text:style-name="T8">it distracted from the main objective, </text:span><text:span text:style-name="T13">but it was fun</text:span><text:span text:style-name="T17">ny</text:span><text:span text:style-name="T7">. </text:span></text:p>
        </text:list-item>
      </text:list>
      <text:p text:style-name="P3"/>
      <text:p text:style-name="P2">Substask B: JSON</text:p>
      <text:p text:style-name="P3"/>
      <text:list xml:id="list8593926369405458671" text:style-name="WWNum2">
        <text:list-item>
          <text:p text:style-name="P17"><text:span text:style-name="T31">Plan: </text:span><text:span text:style-name="T32">Read </text:span><text:a xlink:type="simple" xlink:href="http://www.mkyong.com/java/how-to-convert-java-object-to-from-json-jackson/" text:style-name="Internet_20_link" text:visited-style-name="Visited_20_Internet_20_Link">http://www.mkyong.com/java/how-to-convert-java-object-to-from-json-jackson/</text:a><text:span text:style-name="T27"> </text:span><text:span text:style-name="T28">in order to learn about JSON objects, since I need to understand this before approaching this <text:s/>Subtask. </text:span><text:span text:style-name="T29">Understand the Subtask directions properly, think a solution and implement it.</text:span></text:p>
        </text:list-item>
        <text:list-item>
          <text:p text:style-name="P18"><text:span text:style-name="T31">Implement:</text:span> <text:span text:style-name="T34">I created an ObjectMapper in GetBooksResources.java, I mapped the books and print them.</text:span></text:p>
        </text:list-item>
        <text:list-item>
          <text:p text:style-name="P19"><text:span text:style-name="T31">Reflect:</text:span> <text:span text:style-name="T18">Most of the time I've been studying about Jackson or JSON </text:span><text:span text:style-name="T19">objects </text:span><text:span text:style-name="T18">from the link provided in </text:span><text:span text:style-name="T12">and other information I found on </text:span><text:span text:style-name="T20">the </text:span><text:span text:style-name="T12">internet</text:span><text:span text:style-name="T18">. </text:span></text:p>
        </text:list-item>
      </text:list>
      <text:p text:style-name="P3"/>
      <text:p text:style-name="P20">Improvement Strategies:</text:p>
      <text:p text:style-name="P3"/>
      <text:p text:style-name="P11"><text:span text:style-name="T31">1)</text:span> <text:span text:style-name="T33">Be aware that to learn about new development environments, as Vagrant, or new things about the Java programming language, such as JSON objects, demand much longer than expected.</text:span></text:p>
      <text:p text:style-name="P10"/>
      <text:p text:style-name="P10"><text:span text:style-name="T31">2)</text:span> Do not waste time with secondary activities, such as creating books based on real information.</text:p>
      <text:p text:style-name="P12"/>
      <text:p text:style-name="P2">Substask C: Web</text:p>
      <text:p text:style-name="P3"/>
      <text:list xml:id="list4048767258630229621" text:style-name="WWNum3">
        <text:list-item>
          <text:p text:style-name="P21"><text:span text:style-name="T31">Plan:</text:span> <text:span text:style-name="T36">Explore </text:span><text:span text:style-name="T18">PingResource.java</text:span><text:span text:style-name="T36"> and the API model meticulously.</text:span></text:p>
        </text:list-item>
        <text:list-item>
          <text:p text:style-name="P22"><text:span text:style-name="T31">Implement:</text:span> <text:span text:style-name="T35">Just return the created JSON object.</text:span></text:p>
        </text:list-item>
        <text:list-item>
          <text:p text:style-name="P23"><text:span text:style-name="T31">Reflect: </text:span><text:span text:style-name="T21">To accomplish </text:span><text:span text:style-name="T24">Sub</text:span><text:span text:style-name="T21">task C properly I </text:span><text:span text:style-name="T12">had to </text:span><text:span text:style-name="T21">change </text:span><text:span text:style-name="T22">fields</text:span><text:span text:style-name="T21"> in book.java from private to public, </text:span><text:span text:style-name="T26">that definitely solves the errors that I had. </text:span><text:span text:style-name="T25">It took me a while to realize those fields should be plublic and not private.</text:span></text:p>
        </text:list-item>
      </text:list>
      <text:p text:style-name="P3"/>
      <text:p text:style-name="P13">Task 2: Vision</text:p>
      <text:p text:style-name="P3"/>
      <text:p text:style-name="P14">Write a Vision document</text:p>
      <text:p text:style-name="P3"/>
      <text:p text:style-name="P5"><text:soft-page-break/>Task 3: Project Plan</text:p>
      <text:p text:style-name="P5"/>
      <text:p text:style-name="P6">Write this Project Plan</text:p>
      <text:p text:style-name="P6"/>
      <text:p text:style-name="P8">Assigment <text:span text:style-name="T37">2</text:span></text:p>
      <text:p text:style-name="P8"/>
      <text:p text:style-name="P8">Assigment <text:span text:style-name="T37">3</text:span></text:p>
      <text:p text:style-name="P8"/>
      <text:p text:style-name="P8">Assigment <text:span text:style-name="T37">4</text:span></text:p>
      <text:p text:style-name="P5"/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7:26:16.137745022</meta:creation-date>
    <dc:date>2016-04-10T19:20:19.315509928</dc:date>
    <meta:editing-duration>PT1H32M5S</meta:editing-duration>
    <meta:editing-cycles>34</meta:editing-cycles>
    <meta:generator>LibreOffice/5.0.5.2$Linux_X86_64 LibreOffice_project/00m0$Build-2</meta:generator>
    <meta:document-statistic meta:table-count="0" meta:image-count="0" meta:object-count="0" meta:page-count="2" meta:paragraph-count="25" meta:word-count="392" meta:character-count="2366" meta:non-whitespace-character-count="2005"/>
  </office:meta>
</office:document-meta>
</file>